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版本信息" style:family="table">
      <style:table-properties style:width="16.993cm" table:align="left"/>
    </style:style>
    <style:style style:name="版本信息.A" style:family="table-column">
      <style:table-column-properties style:column-width="2.903cm"/>
    </style:style>
    <style:style style:name="版本信息.B" style:family="table-column">
      <style:table-column-properties style:column-width="8.43cm"/>
    </style:style>
    <style:style style:name="版本信息.C" style:family="table-column">
      <style:table-column-properties style:column-width="5.66cm"/>
    </style:style>
    <style:style style:name="版本信息.A1" style:family="table-cell">
      <style:table-cell-properties fo:padding="0.097cm" fo:border-left="0.5pt solid #000000" fo:border-right="none" fo:border-top="0.5pt solid #000000" fo:border-bottom="0.5pt solid #000000"/>
    </style:style>
    <style:style style:name="版本信息.C1" style:family="table-cell">
      <style:table-cell-properties fo:padding="0.097cm" fo:border="0.5pt solid #000000"/>
    </style:style>
    <style:style style:name="版本信息.A2" style:family="table-cell">
      <style:table-cell-properties fo:padding="0.097cm" fo:border-left="0.5pt solid #000000" fo:border-right="none" fo:border-top="none" fo:border-bottom="0.5pt solid #000000"/>
    </style:style>
    <style:style style:name="版本信息.C2" style:family="table-cell">
      <style:table-cell-properties fo:padding="0.097cm" fo:border-left="0.5pt solid #000000" fo:border-right="0.5pt solid #000000" fo:border-top="none" fo:border-bottom="0.5pt solid #000000"/>
    </style:style>
    <style:style style:name="重要特征" style:family="table">
      <style:table-properties style:width="16.993cm" table:align="left"/>
    </style:style>
    <style:style style:name="重要特征.A" style:family="table-column">
      <style:table-column-properties style:column-width="3.099cm"/>
    </style:style>
    <style:style style:name="重要特征.B" style:family="table-column">
      <style:table-column-properties style:column-width="13.894cm"/>
    </style:style>
    <style:style style:name="重要特征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重要特征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重要特征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重要特征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节点列表" style:family="table">
      <style:table-properties style:width="17.029cm" fo:margin-left="-0.035cm" table:align="left"/>
    </style:style>
    <style:style style:name="节点列表.A" style:family="table-column">
      <style:table-column-properties style:column-width="3.327cm"/>
    </style:style>
    <style:style style:name="节点列表.B" style:family="table-column">
      <style:table-column-properties style:column-width="6.304cm"/>
    </style:style>
    <style:style style:name="节点列表.C" style:family="table-column">
      <style:table-column-properties style:column-width="7.398cm"/>
    </style:style>
    <style:style style:name="节点列表.A1" style:family="table-cell">
      <style:table-cell-properties fo:padding="0.097cm" fo:border-left="0.5pt solid #000000" fo:border-right="none" fo:border-top="0.5pt solid #000000" fo:border-bottom="0.5pt solid #000000"/>
    </style:style>
    <style:style style:name="节点列表.C1" style:family="table-cell">
      <style:table-cell-properties fo:padding="0.097cm" fo:border="0.5pt solid #000000"/>
    </style:style>
    <style:style style:name="节点列表.A2" style:family="table-cell">
      <style:table-cell-properties fo:padding="0.097cm" fo:border-left="0.5pt solid #000000" fo:border-right="none" fo:border-top="none" fo:border-bottom="0.5pt solid #000000"/>
    </style:style>
    <style:style style:name="节点列表.C2" style:family="table-cell">
      <style:table-cell-properties fo:padding="0.097cm" fo:border-left="0.5pt solid #000000" fo:border-right="0.5pt solid #000000" fo:border-top="none" fo:border-bottom="0.5pt solid #000000"/>
    </style:style>
    <style:style style:name="节点列表.3" style:family="table-row">
      <style:table-row-properties style:min-row-height="0.808cm"/>
    </style:style>
    <style:style style:name="验证列表" style:family="table">
      <style:table-properties style:width="16.993cm" table:align="left"/>
    </style:style>
    <style:style style:name="验证列表.A" style:family="table-column">
      <style:table-column-properties style:column-width="3.297cm"/>
    </style:style>
    <style:style style:name="验证列表.B" style:family="table-column">
      <style:table-column-properties style:column-width="8.036cm"/>
    </style:style>
    <style:style style:name="验证列表.C" style:family="table-column">
      <style:table-column-properties style:column-width="5.66cm"/>
    </style:style>
    <style:style style:name="验证列表.A1" style:family="table-cell">
      <style:table-cell-properties fo:padding="0.097cm" fo:border-left="0.5pt solid #000000" fo:border-right="none" fo:border-top="0.5pt solid #000000" fo:border-bottom="0.5pt solid #000000"/>
    </style:style>
    <style:style style:name="验证列表.C1" style:family="table-cell">
      <style:table-cell-properties fo:padding="0.097cm" fo:border="0.5pt solid #000000"/>
    </style:style>
    <style:style style:name="验证列表.A2" style:family="table-cell">
      <style:table-cell-properties fo:padding="0.097cm" fo:border-left="0.5pt solid #000000" fo:border-right="none" fo:border-top="none" fo:border-bottom="0.5pt solid #000000"/>
    </style:style>
    <style:style style:name="验证列表.C2" style:family="table-cell">
      <style:table-cell-properties fo:padding="0.097cm" fo:border-left="0.5pt solid #000000" fo:border-right="0.5pt solid #000000" fo:border-top="none" fo:border-bottom="0.5pt solid #000000"/>
    </style:style>
    <style:style style:name="方法列表" style:family="table">
      <style:table-properties style:width="16.993cm" table:align="left"/>
    </style:style>
    <style:style style:name="方法列表.A" style:family="table-column">
      <style:table-column-properties style:column-width="3.099cm"/>
    </style:style>
    <style:style style:name="方法列表.B" style:family="table-column">
      <style:table-column-properties style:column-width="7.394cm"/>
    </style:style>
    <style:style style:name="方法列表.C" style:family="table-column">
      <style:table-column-properties style:column-width="6.5cm"/>
    </style:style>
    <style:style style:name="方法列表.A1" style:family="table-cell">
      <style:table-cell-properties fo:padding="0.097cm" fo:border-left="0.5pt solid #000000" fo:border-right="none" fo:border-top="0.5pt solid #000000" fo:border-bottom="0.5pt solid #000000"/>
    </style:style>
    <style:style style:name="方法列表.C1" style:family="table-cell">
      <style:table-cell-properties fo:padding="0.097cm" fo:border="0.5pt solid #000000"/>
    </style:style>
    <style:style style:name="方法列表.A2" style:family="table-cell">
      <style:table-cell-properties fo:padding="0.097cm" fo:border-left="0.5pt solid #000000" fo:border-right="none" fo:border-top="none" fo:border-bottom="0.5pt solid #000000"/>
    </style:style>
    <style:style style:name="方法列表.C2" style:family="table-cell">
      <style:table-cell-properties fo:padding="0.097cm" fo:border-left="0.5pt solid #000000" fo:border-right="0.5pt solid #000000" fo:border-top="none" fo:border-bottom="0.5pt solid #000000"/>
    </style:style>
    <style:style style:name="入库列表" style:family="table">
      <style:table-properties style:width="16.993cm" table:align="left"/>
    </style:style>
    <style:style style:name="入库列表.A" style:family="table-column">
      <style:table-column-properties style:column-width="3.297cm"/>
    </style:style>
    <style:style style:name="入库列表.B" style:family="table-column">
      <style:table-column-properties style:column-width="7.71cm"/>
    </style:style>
    <style:style style:name="入库列表.C" style:family="table-column">
      <style:table-column-properties style:column-width="5.987cm"/>
    </style:style>
    <style:style style:name="入库列表.A1" style:family="table-cell">
      <style:table-cell-properties fo:padding="0.097cm" fo:border-left="0.5pt solid #000000" fo:border-right="none" fo:border-top="0.5pt solid #000000" fo:border-bottom="0.5pt solid #000000"/>
    </style:style>
    <style:style style:name="入库列表.C1" style:family="table-cell">
      <style:table-cell-properties fo:padding="0.097cm" fo:border="0.5pt solid #000000"/>
    </style:style>
    <style:style style:name="入库列表.A2" style:family="table-cell">
      <style:table-cell-properties fo:padding="0.097cm" fo:border-left="0.5pt solid #000000" fo:border-right="none" fo:border-top="none" fo:border-bottom="0.5pt solid #000000"/>
    </style:style>
    <style:style style:name="入库列表.C2" style:family="table-cell">
      <style:table-cell-properties fo:padding="0.097cm" fo:border-left="0.5pt solid #000000" fo:border-right="0.5pt solid #000000" fo:border-top="none" fo:border-bottom="0.5pt solid #000000"/>
    </style:style>
    <style:style style:name="表格1" style:family="table">
      <style:table-properties style:width="16.993cm" table:align="left"/>
    </style:style>
    <style:style style:name="表格1.A" style:family="table-column">
      <style:table-column-properties style:column-width="3.598cm"/>
    </style:style>
    <style:style style:name="表格1.B" style:family="table-column">
      <style:table-column-properties style:column-width="7.735cm"/>
    </style:style>
    <style:style style:name="表格1.C" style:family="table-column">
      <style:table-column-properties style:column-width="5.66cm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C1" style:family="table-cell">
      <style:table-cell-properties fo:padding="0.097cm" fo:border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able_20_Contents">
      <style:text-properties style:text-position="0% 100%" fo:font-weight="normal" style:font-weight-asian="normal" style:font-weight-complex="normal"/>
    </style:style>
    <style:style style:name="P6" style:family="paragraph" style:parent-style-name="Table_20_Contents">
      <style:text-properties officeooo:rsid="002282b0" officeooo:paragraph-rsid="002282b0"/>
    </style:style>
    <style:style style:name="P7" style:family="paragraph" style:parent-style-name="Text_20_body">
      <style:text-properties style:font-name="Liberation Sans" fo:font-size="16pt" fo:font-weight="bold" officeooo:rsid="0009d65f" style:font-name-asian="微软雅黑" style:font-size-asian="16pt" style:font-weight-asian="bold" style:font-name-complex="Lucida Sans" style:font-size-complex="16pt" style:font-weight-complex="bold"/>
    </style:style>
    <style:style style:name="P8" style:family="paragraph" style:parent-style-name="Text_20_body">
      <style:paragraph-properties fo:break-before="page"/>
      <style:text-properties style:font-name="Liberation Sans" fo:font-size="16pt" fo:font-weight="bold" officeooo:rsid="0009d65f" style:font-name-asian="微软雅黑" style:font-size-asian="16pt" style:font-weight-asian="bold" style:font-name-complex="Lucida Sans" style:font-size-complex="16pt" style:font-weight-complex="bold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>
      <style:text-properties style:font-name="Liberation Sans" fo:font-size="18pt" fo:font-weight="bold" style:font-name-asian="微软雅黑" style:font-size-asian="18pt" style:font-weight-asian="bold" style:font-name-complex="Lucida Sans" style:font-size-complex="18pt" style:font-weight-complex="bold"/>
    </style:style>
    <style:style style:name="P11" style:family="paragraph" style:parent-style-name="Text_20_body">
      <style:text-properties style:font-name="Liberation Sans" fo:font-size="18pt" fo:font-weight="bold" officeooo:rsid="00229cce" officeooo:paragraph-rsid="00229cce" style:font-name-asian="微软雅黑" style:font-size-asian="18pt" style:font-weight-asian="bold" style:font-name-complex="Lucida Sans" style:font-size-complex="18pt" style:font-weight-complex="bold"/>
    </style:style>
    <style:style style:name="T1" style:family="text">
      <style:text-properties style:font-name="Liberation Sans" fo:font-size="16pt" fo:font-weight="bold" style:font-name-asian="微软雅黑" style:font-size-asian="16pt" style:font-weight-asian="bold" style:font-name-complex="Lucida Sans" style:font-size-complex="16pt" style:font-weight-complex="bold"/>
    </style:style>
    <style:style style:name="T2" style:family="text">
      <style:text-properties style:font-name="Liberation Sans" fo:font-size="16pt" fo:font-weight="bold" officeooo:rsid="0009d65f" style:font-name-asian="微软雅黑" style:font-size-asian="16pt" style:font-weight-asian="bold" style:font-name-complex="Lucida Sans" style:font-size-complex="16pt" style:font-weight-complex="bold"/>
    </style:style>
    <style:style style:name="T3" style:family="text">
      <style:text-properties style:font-name="Liberation Sans" fo:font-size="28pt" fo:font-weight="bold" style:font-name-asian="微软雅黑" style:font-size-asian="28pt" style:font-weight-asian="bold" style:font-name-complex="Lucida Sans" style:font-size-complex="28pt" style:font-weight-complex="bold"/>
    </style:style>
    <style:style style:name="T4" style:family="text">
      <style:text-properties style:font-name="Liberation Sans" fo:font-size="14pt" fo:font-weight="bold" style:font-name-asian="微软雅黑" style:font-size-asian="14pt" style:font-weight-asian="bold" style:font-name-complex="Lucida Sans" style:font-size-complex="14pt" style:font-weight-complex="bold"/>
    </style:style>
    <style:style style:name="T5" style:family="text">
      <style:text-properties style:font-name="Liberation Sans" fo:font-size="18pt" fo:font-weight="bold" style:font-name-asian="微软雅黑" style:font-size-asian="18pt" style:font-weight-asian="bold" style:font-name-complex="Lucida Sans" style:font-size-complex="18pt" style:font-weight-complex="bold"/>
    </style:style>
    <style:style style:name="T6" style:family="text">
      <style:text-properties fo:color="#dde8cb" loext:opacity="100%"/>
    </style:style>
    <style:style style:name="T7" style:family="text">
      <style:text-properties fo:color="#cccccc" loext:opacity="100%"/>
    </style:style>
    <style:style style:name="T8" style:family="text">
      <style:text-properties officeooo:rsid="000e1747"/>
    </style:style>
    <style:style style:name="T9" style:family="text">
      <style:text-properties officeooo:rsid="00247c71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3">设计说明</text:span>书 – <text:span text:style-name="T3">慧眼计划</text:span></text:p>
      <text:p text:style-name="P3">FpgaPublish</text:p>
      <text:h text:style-name="Heading_20_1" text:outline-level="1">1 <text:s/>文档信息</text:h>
      <text:p text:style-name="Text_20_body"><text:tab/><text:span text:style-name="T7">文档信息主要是描述当前文档的相关文档及参考的资源，用于联动或者快速理解设计。</text:span></text:p>
      <text:h text:style-name="Heading_20_2" text:outline-level="2">1.1 版本信息</text:h>
      <table:table table:name="版本信息" table:style-name="版本信息">
        <table:table-column table:style-name="版本信息.A"/>
        <table:table-column table:style-name="版本信息.B"/>
        <table:table-column table:style-name="版本信息.C"/>
        <table:table-row table:style-name="TableLine2637709222912">
          <table:table-cell table:style-name="版本信息.A1" office:value-type="string">
            <text:p text:style-name="Table_20_Contents">版本号</text:p>
          </table:table-cell>
          <table:table-cell table:style-name="版本信息.A1" office:value-type="string">
            <text:p text:style-name="Table_20_Contents">描述</text:p>
          </table:table-cell>
          <table:table-cell table:style-name="版本信息.C1" office:value-type="string">
            <text:p text:style-name="Table_20_Contents">链接</text:p>
          </table:table-cell>
        </table:table-row>
        <table:table-row table:style-name="TableLine2637709224064">
          <table:table-cell table:style-name="版本信息.A2" office:value-type="string">
            <text:p text:style-name="P6">V1.0</text:p>
          </table:table-cell>
          <table:table-cell table:style-name="版本信息.A2" office:value-type="string">
            <text:p text:style-name="P6">初始版本</text:p>
          </table:table-cell>
          <table:table-cell table:style-name="版本信息.C2" office:value-type="string">
            <text:p text:style-name="Table_20_Contents"/>
          </table:table-cell>
        </table:table-row>
        <table:table-row table:style-name="TableLine2637709217728">
          <table:table-cell table:style-name="版本信息.A2" office:value-type="string">
            <text:p text:style-name="Table_20_Contents"/>
          </table:table-cell>
          <table:table-cell table:style-name="版本信息.A2" office:value-type="string">
            <text:p text:style-name="Table_20_Contents"/>
          </table:table-cell>
          <table:table-cell table:style-name="版本信息.C2" office:value-type="string">
            <text:p text:style-name="Table_20_Contents"/>
          </table:table-cell>
        </table:table-row>
        <table:table-row table:style-name="TableLine2637709213984">
          <table:table-cell table:style-name="版本信息.A2" office:value-type="string">
            <text:p text:style-name="Table_20_Contents"/>
          </table:table-cell>
          <table:table-cell table:style-name="版本信息.A2" office:value-type="string">
            <text:p text:style-name="Table_20_Contents"/>
          </table:table-cell>
          <table:table-cell table:style-name="版本信息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1.2 <text:span text:style-name="T1">重要</text:span>特征</text:h>
      <table:table table:name="重要特征" table:style-name="重要特征" table:template-name="Default Style">
        <table:table-column table:style-name="重要特征.A"/>
        <table:table-column table:style-name="重要特征.B"/>
        <table:table-header-rows>
          <table:table-row table:style-name="TableLine2637709226368">
            <table:table-cell table:style-name="重要特征.A1" office:value-type="string">
              <text:p text:style-name="P2">特征</text:p>
            </table:table-cell>
            <table:table-cell table:style-name="重要特征.B1" office:value-type="string">
              <text:p text:style-name="P2">描述</text:p>
            </table:table-cell>
          </table:table-row>
        </table:table-header-rows>
        <table:table-row table:style-name="TableLine2637709219744">
          <table:table-cell table:style-name="重要特征.A2" office:value-type="string">
            <text:p text:style-name="P1">* 摄像头驱动</text:p>
          </table:table-cell>
          <table:table-cell table:style-name="重要特征.B2" office:value-type="string">
            <text:p text:style-name="P1"/>
          </table:table-cell>
        </table:table-row>
      </table:table>
      <text:p text:style-name="Text_20_body"/>
      <text:p text:style-name="Text_20_body"/>
      <text:h text:style-name="P9" text:outline-level="1" text:is-list-header="true">2 <text:s/>设计原理</text:h>
      <text:p text:style-name="Text_20_body"><text:tab/><text:span text:style-name="T6">本章简述了本设计涉及的一些基本原理，通过原理性的分析，实现整个设计，并完成优化和测试。</text:span></text:p>
      <text:h text:style-name="Heading_20_2" text:outline-level="2">2.1 <text:s/><text:span text:style-name="T1">原理</text:span><text:span text:style-name="T2">1-数据采集</text:span></text:h>
      <text:h text:style-name="Heading_20_3" text:outline-level="3">2.1.1 <text:s/><text:span text:style-name="T4">上位机驱动USB摄像头</text:span></text:h>
      <text:h text:style-name="Heading_20_3" text:outline-level="3">2.1.2 <text:s/>linux驱动USB摄像头</text:h>
      <text:h text:style-name="Heading_20_3" text:outline-level="3">2.1.3 <text:s/>FPGA驱动MIPI摄像头</text:h>
      <text:h text:style-name="Heading_20_2" text:outline-level="2">2.2 <text:s/>原理2-<text:span text:style-name="T5">显示控制</text:span></text:h>
      <text:p text:style-name="P10"/>
      <text:h text:style-name="Heading_20_2" text:outline-level="2">2.3 <text:s/>原理3-<text:span text:style-name="T1">滤波算法</text:span></text:h>
      <text:p text:style-name="P11"/>
      <text:h text:style-name="Heading_20_2" text:outline-level="2">2.4 <text:s/>原理4-识别算法</text:h>
      <text:p text:style-name="Text_20_body"/>
      <text:h text:style-name="Heading_20_2" text:outline-level="2">2.5 <text:s/>原理5-视觉应用</text:h>
      <text:p text:style-name="P7"/>
      <text:p text:style-name="P7"/>
      <text:p text:style-name="P8"/>
      <text:h text:style-name="Heading_20_1" text:outline-level="1">3 <text:s/>设计框架</text:h>
      <text:p text:style-name="Text_20_body"><text:tab/><text:span text:style-name="T6">基于上一章的原理，构建满足需求的框架，形成稳定的设计系统，在系统中添加各种内容，将框架转化为成品。</text:span></text:p>
      <text:h text:style-name="Heading_20_2" text:outline-level="2">3.1 <text:s/>总框架</text:h>
      <text:p text:style-name="Text_20_body"><draw:frame draw:style-name="fr1" draw:name="总框架" text:anchor-type="paragraph" svg:x="0.213cm" svg:y="0.266cm" svg:width="16.466cm" draw:z-index="0"><draw:text-box fo:min-height="4.789cm"><text:p text:style-name="Frame_20_contents"/></draw:text-box></draw:frame></text:p>
      <text:h text:style-name="Heading_20_2" text:outline-level="2">3.2 <text:s/>子框架1--</text:h>
      <text:p text:style-name="Text_20_body"><draw:frame draw:style-name="fr1" draw:name="子框架1" text:anchor-type="paragraph" svg:x="0.213cm" svg:y="0.266cm" svg:width="16.466cm" draw:z-index="1"><draw:text-box fo:min-height="4.519cm"><text:p text:style-name="Frame_20_contents"/></draw:text-box></draw:frame><text:line-break/><text:line-break/><text:line-break/><text:line-break/><text:line-break/><text:line-break/><text:line-break/><text:line-break/><text:line-break/></text:p>
      <text:p text:style-name="Text_20_body"/>
      <text:p text:style-name="Text_20_body"/>
      <text:p text:style-name="Text_20_body"/>
      <text:h text:style-name="P9" text:outline-level="1">4 <text:s/>设计节点</text:h>
      <text:p text:style-name="Text_20_body"><text:tab/><text:span text:style-name="T7">在框架构建完成后，就可以在框架下添加对应的节点。节点负责实现框架中预期的功能。</text:span></text:p>
      <table:table table:name="节点列表" table:style-name="节点列表">
        <table:table-column table:style-name="节点列表.A"/>
        <table:table-column table:style-name="节点列表.B"/>
        <table:table-column table:style-name="节点列表.C"/>
        <table:table-row table:style-name="TableLine2637709226080">
          <table:table-cell table:style-name="节点列表.A1" office:value-type="string">
            <text:p text:style-name="Table_20_Contents">节点名称</text:p>
          </table:table-cell>
          <table:table-cell table:style-name="节点列表.A1" office:value-type="string">
            <text:p text:style-name="Table_20_Contents">节点作用</text:p>
          </table:table-cell>
          <table:table-cell table:style-name="节点列表.C1" office:value-type="string">
            <text:p text:style-name="Table_20_Contents">节点说明</text:p>
          </table:table-cell>
        </table:table-row>
        <table:table-row table:style-name="TableLine2637709214560">
          <table:table-cell table:style-name="节点列表.A2" office:value-type="string">
            <text:p text:style-name="Table_20_Contents"/>
          </table:table-cell>
          <table:table-cell table:style-name="节点列表.A2" office:value-type="string">
            <text:p text:style-name="Table_20_Contents"/>
          </table:table-cell>
          <table:table-cell table:style-name="节点列表.C2" office:value-type="string">
            <text:p text:style-name="Table_20_Contents"/>
          </table:table-cell>
        </table:table-row>
        <table:table-row table:style-name="节点列表.3">
          <table:table-cell table:style-name="节点列表.A2" office:value-type="string">
            <text:p text:style-name="Table_20_Contents"/>
          </table:table-cell>
          <table:table-cell table:style-name="节点列表.A2" office:value-type="string">
            <text:p text:style-name="Table_20_Contents"/>
          </table:table-cell>
          <table:table-cell table:style-name="节点列表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4.1 <text:s/>节点<text:span text:style-name="T8">1--</text:span></text:h>
      <text:p text:style-name="Text_20_body"/>
      <text:p text:style-name="Text_20_body"/>
      <text:p text:style-name="Text_20_body"/>
      <text:h text:style-name="P9" text:outline-level="1">5 <text:s/>设计验证</text:h>
      <text:p text:style-name="Text_20_body"><text:tab/><text:span text:style-name="T7">在设计节点时，都需要有对应的验证方法。这些方法负责检测设计是否达到预期的要求。</text:span></text:p>
      <table:table table:name="验证列表" table:style-name="验证列表">
        <table:table-column table:style-name="验证列表.A"/>
        <table:table-column table:style-name="验证列表.B"/>
        <table:table-column table:style-name="验证列表.C"/>
        <table:table-row table:style-name="TableLine2637709216864">
          <table:table-cell table:style-name="验证列表.A1" office:value-type="string">
            <text:p text:style-name="Table_20_Contents">验证名称</text:p>
          </table:table-cell>
          <table:table-cell table:style-name="验证列表.A1" office:value-type="string">
            <text:p text:style-name="Table_20_Contents">验证内容</text:p>
          </table:table-cell>
          <table:table-cell table:style-name="验证列表.C1" office:value-type="string">
            <text:p text:style-name="Table_20_Contents">验证效果</text:p>
          </table:table-cell>
        </table:table-row>
        <table:table-row table:style-name="TableLine2637709210528">
          <table:table-cell table:style-name="验证列表.A2" office:value-type="string">
            <text:p text:style-name="Table_20_Contents"/>
          </table:table-cell>
          <table:table-cell table:style-name="验证列表.A2" office:value-type="string">
            <text:p text:style-name="Table_20_Contents"/>
          </table:table-cell>
          <table:table-cell table:style-name="验证列表.C2" office:value-type="string">
            <text:p text:style-name="Table_20_Contents"/>
          </table:table-cell>
        </table:table-row>
        <table:table-row table:style-name="TableLine2637709196704">
          <table:table-cell table:style-name="验证列表.A2" office:value-type="string">
            <text:p text:style-name="Table_20_Contents"/>
          </table:table-cell>
          <table:table-cell table:style-name="验证列表.A2" office:value-type="string">
            <text:p text:style-name="Table_20_Contents"/>
          </table:table-cell>
          <table:table-cell table:style-name="验证列表.C2" office:value-type="string">
            <text:p text:style-name="Table_20_Contents"/>
          </table:table-cell>
        </table:table-row>
        <table:table-row table:style-name="TableLine2637708987104">
          <table:table-cell table:style-name="验证列表.A2" office:value-type="string">
            <text:p text:style-name="Table_20_Contents"/>
          </table:table-cell>
          <table:table-cell table:style-name="验证列表.A2" office:value-type="string">
            <text:p text:style-name="P5"/>
          </table:table-cell>
          <table:table-cell table:style-name="验证列表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5.1 <text:s/>验证1--</text:h>
      <text:p text:style-name="Text_20_body"/>
      <text:p text:style-name="Text_20_body"/>
      <text:p text:style-name="Text_20_body"/>
      <text:p text:style-name="P4"/>
      <text:h text:style-name="Heading_20_1" text:outline-level="1">6 <text:s/>方法总结</text:h>
      <text:p text:style-name="Text_20_body"><text:tab/><text:span text:style-name="T7">设计过程中，对设计方法的优化和整理记录于本章，实现设计效率的提高，需要按照需求进行总结。</text:span></text:p>
      <table:table table:name="方法列表" table:style-name="方法列表">
        <table:table-column table:style-name="方法列表.A"/>
        <table:table-column table:style-name="方法列表.B"/>
        <table:table-column table:style-name="方法列表.C"/>
        <table:table-row table:style-name="TableLine2637708981056">
          <table:table-cell table:style-name="方法列表.A1" office:value-type="string">
            <text:p text:style-name="Table_20_Contents">方法名称</text:p>
          </table:table-cell>
          <table:table-cell table:style-name="方法列表.A1" office:value-type="string">
            <text:p text:style-name="Table_20_Contents">方法描述</text:p>
          </table:table-cell>
          <table:table-cell table:style-name="方法列表.C1" office:value-type="string">
            <text:p text:style-name="Table_20_Contents">优化方向</text:p>
          </table:table-cell>
        </table:table-row>
        <table:table-row table:style-name="TableLine2637708996608">
          <table:table-cell table:style-name="方法列表.A2" office:value-type="string">
            <text:p text:style-name="Table_20_Contents"/>
          </table:table-cell>
          <table:table-cell table:style-name="方法列表.A2" office:value-type="string">
            <text:p text:style-name="Table_20_Contents"/>
          </table:table-cell>
          <table:table-cell table:style-name="方法列表.C2" office:value-type="string">
            <text:p text:style-name="Table_20_Contents"/>
          </table:table-cell>
        </table:table-row>
        <table:table-row table:style-name="TableLine2637558112208">
          <table:table-cell table:style-name="方法列表.A2" office:value-type="string">
            <text:p text:style-name="Table_20_Contents"/>
          </table:table-cell>
          <table:table-cell table:style-name="方法列表.A2" office:value-type="string">
            <text:p text:style-name="Table_20_Contents"/>
          </table:table-cell>
          <table:table-cell table:style-name="方法列表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6.1 <text:s/>方法1--</text:h>
      <text:p text:style-name="Text_20_body"/>
      <text:p text:style-name="Text_20_body"/>
      <text:p text:style-name="Text_20_body"/>
      <text:h text:style-name="P9" text:outline-level="1">7 <text:s/>入库管理</text:h>
      <text:p text:style-name="Text_20_body"><text:tab/><text:span text:style-name="T7">在完成设计后，每个模块需要加载到设计库，用于确保后续的使用稳定，同时降低重复设计带来的时间消耗。</text:span></text:p>
      <table:table table:name="入库列表" table:style-name="入库列表">
        <table:table-column table:style-name="入库列表.A"/>
        <table:table-column table:style-name="入库列表.B"/>
        <table:table-column table:style-name="入库列表.C"/>
        <table:table-row table:style-name="TableLine2637558090320">
          <table:table-cell table:style-name="入库列表.A1" office:value-type="string">
            <text:p text:style-name="Table_20_Contents">入库项目</text:p>
          </table:table-cell>
          <table:table-cell table:style-name="入库列表.A1" office:value-type="string">
            <text:p text:style-name="Table_20_Contents">项目描述</text:p>
          </table:table-cell>
          <table:table-cell table:style-name="入库列表.C1" office:value-type="string">
            <text:p text:style-name="Table_20_Contents">入库形式</text:p>
          </table:table-cell>
        </table:table-row>
        <table:table-row table:style-name="TableLine2637558102992">
          <table:table-cell table:style-name="入库列表.A2" office:value-type="string">
            <text:p text:style-name="Table_20_Contents"/>
          </table:table-cell>
          <table:table-cell table:style-name="入库列表.A2" office:value-type="string">
            <text:p text:style-name="Table_20_Contents"/>
          </table:table-cell>
          <table:table-cell table:style-name="入库列表.C2" office:value-type="string">
            <text:p text:style-name="Table_20_Contents"/>
          </table:table-cell>
        </table:table-row>
        <table:table-row table:style-name="TableLine2637710025888">
          <table:table-cell table:style-name="入库列表.A2" office:value-type="string">
            <text:p text:style-name="Table_20_Contents"/>
          </table:table-cell>
          <table:table-cell table:style-name="入库列表.A2" office:value-type="string">
            <text:p text:style-name="Table_20_Contents"/>
          </table:table-cell>
          <table:table-cell table:style-name="入库列表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7.1 <text:s/>入库1--</text:h>
      <text:p text:style-name="Text_20_body"/>
      <text:p text:style-name="Text_20_body"/>
      <text:p text:style-name="Text_20_body"/>
      <text:h text:style-name="P9" text:outline-level="1">8 <text:s/>成果展示</text:h>
      <text:p text:style-name="Text_20_body"><text:tab/><text:span text:style-name="T7">设计整体效果的展示，用于为后续开发或者拓展提供思路，需要准确的数据和生动的模型。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TableLine2637710033952">
          <table:table-cell table:style-name="表格1.A1" office:value-type="string">
            <text:p text:style-name="Table_20_Contents">成果名称</text:p>
          </table:table-cell>
          <table:table-cell table:style-name="表格1.A1" office:value-type="string">
            <text:p text:style-name="Table_20_Contents">成果描述</text:p>
          </table:table-cell>
          <table:table-cell table:style-name="表格1.C1" office:value-type="string">
            <text:p text:style-name="Table_20_Contents">成果效果</text:p>
          </table:table-cell>
        </table:table-row>
        <table:table-row table:style-name="TableLine2637710030784"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C2" office:value-type="string">
            <text:p text:style-name="Table_20_Contents"/>
          </table:table-cell>
        </table:table-row>
        <table:table-row table:style-name="TableLine2637710037696"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C2" office:value-type="string">
            <text:p text:style-name="Table_20_Contents"/>
          </table:table-cell>
        </table:table-row>
        <table:table-row table:style-name="TableLine2637710036832"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8.1 <text:s/>成果1--</text:h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03T03:41:08.045000000</dc:date>
    <meta:editing-duration>PT41M58S</meta:editing-duration>
    <meta:editing-cycles>32</meta:editing-cycles>
    <meta:generator>LibreOffice/7.3.4.2$Windows_X86_64 LibreOffice_project/728fec16bd5f605073805c3c9e7c4212a0120dc5</meta:generator>
    <meta:document-statistic meta:table-count="7" meta:image-count="0" meta:object-count="0" meta:page-count="8" meta:paragraph-count="59" meta:word-count="577" meta:character-count="730" meta:non-whitespace-character-count="662"/>
  </office:meta>
</office:document-meta>
</file>